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dash" draw:stroke-dash="Fine_20_Dashed"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522cm" svg:height="1.27cm" svg:x="15.478cm" svg:y="6.08cm">
          <text:p text:style-name="P1">Tomcat/Sol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22cm" svg:height="1.27cm" svg:x="15.478cm" svg:y="8.62cm">
          <text:p text:style-name="P1">H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54cm" svg:x="3.794cm" svg:y="11.795cm">
          <text:p text:style-name="P1">PostgreSQL</text:p>
          <draw:enhanced-geometry svg:viewBox="0 0 88 21600" draw:glue-points="44 ?f6 44 0 0 10800 44 21600 88 10800" draw:text-areas="0 ?f6 88 ?f3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4" draw:id="id4" draw:layer="layout" svg:width="4.445cm" svg:height="2.54cm" svg:x="13.446cm" svg:y="11.795cm">
          <text:p text:style-name="P1">Filesystem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905cm" svg:x="5.572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type="line" svg:x1="9.89cm" svg:y1="9.255cm" svg:x2="15.478cm" svg:y2="6.715cm" draw:start-shape="id1" draw:start-glue-point="1" draw:end-shape="id2" draw:end-glue-point="3" svg:d="m9890 9255 5588-2540">
          <text:p/>
        </draw:connector>
        <draw:connector draw:style-name="gr3" draw:text-style-name="P1" draw:layer="layout" draw:type="line" svg:x1="9.89cm" svg:y1="9.255cm" svg:x2="15.478cm" svg:y2="9.255cm" draw:start-shape="id1" draw:start-glue-point="1" draw:end-shape="id3" svg:d="m9890 9255h5588">
          <text:p/>
        </draw:connector>
        <draw:connector draw:style-name="gr3" draw:text-style-name="P1" draw:layer="layout" draw:type="line" svg:x1="9.89cm" svg:y1="9.255cm" svg:x2="15.669cm" svg:y2="11.795cm" draw:start-shape="id1" draw:start-glue-point="1" draw:end-shape="id4" draw:end-glue-point="5" svg:d="m9890 9255 5779 2540">
          <text:p/>
        </draw:connector>
        <draw:connector draw:style-name="gr3" draw:text-style-name="P1" draw:layer="layout" draw:type="line" svg:x1="17.739cm" svg:y1="9.89cm" svg:x2="15.669cm" svg:y2="11.795cm" draw:start-shape="id3" draw:start-glue-point="2" draw:end-shape="id4" draw:end-glue-point="5" svg:d="m17739 9890-2070 1905">
          <text:p/>
        </draw:connector>
        <draw:frame draw:style-name="gr4" draw:text-style-name="P2" draw:layer="layout" svg:width="3.429cm" svg:height="1.012cm" svg:x="1.635cm" svg:y="1.254cm">
          <draw:text-box>
            <text:p text:style-name="P2"><text:span text:style-name="T1">REST</text:span></text:p>
          </draw:text-box>
        </draw:frame>
        <draw:frame draw:style-name="gr5" draw:text-style-name="P3" draw:layer="layout" svg:width="4.572cm" svg:height="1.505cm" svg:x="6.08cm" svg:y="0.827cm">
          <draw:text-box>
            <text:p text:style-name="P3"><text:span text:style-name="T2">Registrar/</text:span><text:span text:style-name="T2"><text:line-break/></text:span><text:span text:style-name="T2">Administration</text:span></text:p>
          </draw:text-box>
        </draw:frame>
        <draw:g>
          <draw:custom-shape draw:style-name="gr6" draw:text-style-name="P4" draw:layer="layout" svg:width="9.017cm" svg:height="8.255cm" svg:x="1.635cm" svg:y="2.27cm">
            <text:p text:style-name="P1"><text:span text:style-name="T1">Apache/Rail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62cm" svg:height="1.27cm" svg:x="2.27cm" svg:y="3.54cm">
            <text:p text:style-name="P1">ActionView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62cm" svg:height="1.27cm" svg:x="2.27cm" svg:y="6.08cm">
            <text:p text:style-name="P1">ActionControll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7.62cm" svg:height="1.27cm" svg:x="2.27cm" svg:y="8.62cm">
            <text:p text:style-name="P1">ActiveRecor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27cm" svg:x="5.572cm" svg:y="7.3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016cm" svg:height="1.27cm" svg:x="5.572cm" svg:y="4.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3" draw:layer="layout" svg:width="4.572cm" svg:height="1.266cm" svg:x="5.318cm" svg:y="2.782cm">
            <draw:text-box>
              <text:p text:style-name="P3"><text:span text:style-name="T2">Presentation</text:span></text:p>
            </draw:text-box>
          </draw:frame>
          <draw:frame draw:style-name="gr5" draw:text-style-name="P3" draw:layer="layout" svg:width="3.048cm" svg:height="1.266cm" svg:x="6.842cm" svg:y="5.322cm">
            <draw:text-box>
              <text:p text:style-name="P3"><text:span text:style-name="T2">Workflow</text:span></text:p>
            </draw:text-box>
          </draw:frame>
        </draw:g>
        <draw:frame draw:style-name="gr5" draw:text-style-name="P3" draw:layer="layout" svg:width="4.572cm" svg:height="1.266cm" svg:x="6.334cm" svg:y="11.033cm">
          <draw:text-box>
            <text:p text:style-name="P3"><text:span text:style-name="T2">Persistence</text:span></text:p>
          </draw:text-box>
        </draw:frame>
        <draw:frame draw:style-name="gr5" draw:text-style-name="P3" draw:layer="layout" svg:width="4.572cm" svg:height="1.266cm" svg:x="15.428cm" svg:y="7.862cm">
          <draw:text-box>
            <text:p text:style-name="P3"><text:span text:style-name="T2">Inference</text:span></text:p>
          </draw:text-box>
        </draw:frame>
        <draw:frame draw:style-name="gr5" draw:text-style-name="P3" draw:layer="layout" svg:width="4.572cm" svg:height="1.266cm" svg:x="15.428cm" svg:y="5.318cm">
          <draw:text-box>
            <text:p text:style-name="P3"><text:span text:style-name="T2">Fi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Lange</meta:initial-creator>
    <meta:creation-date>2012-03-26T13:19:52</meta:creation-date>
    <dc:date>2012-03-26T13:38:26</dc:date>
    <dc:creator>Christoph Lange</dc:creator>
    <meta:editing-duration>PT9M45S</meta:editing-duration>
    <meta:editing-cycles>8</meta:editing-cycles>
    <meta:generator>LibreOffice/3.5$Linux_X86_64 LibreOffice_project/350m1$Build-102</meta:generator>
    <meta:document-statistic meta:object-count="23"/>
  </office:meta>
</office:document-meta>
</file>